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size="11.5pt"/>
    </style:style>
    <style:style style:name="P2" style:family="paragraph" style:parent-style-name="Text_20_body">
      <style:paragraph-properties fo:margin-top="0in" fo:margin-bottom="0.0189in"/>
    </style:style>
    <style:style style:name="P3" style:family="paragraph" style:parent-style-name="Text_20_body">
      <style:paragraph-properties fo:margin-top="0in" fo:margin-bottom="0.0189in"/>
      <style:text-properties fo:font-size="11.5pt"/>
    </style:style>
    <style:style style:name="P4" style:family="paragraph" style:parent-style-name="Text_20_body">
      <style:paragraph-properties fo:margin-top="0in" fo:margin-bottom="0.0189in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fo:margin-top="0in" fo:margin-bottom="0.0189in" fo:text-indent="0in" style:auto-text-indent="false"/>
    </style:style>
    <style:style style:name="T1" style:family="text">
      <style:text-properties fo:font-size="11.5pt"/>
    </style:style>
    <style:style style:name="T2" style:family="text">
      <style:text-properties fo:font-size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Courier New" fo:font-size="11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a. Socket - </text:span><text:span text:style-name="T2">he connector on the motherboard that houses a </text:span><text:a xlink:type="simple" xlink:href="http://www.webopedia.com/TERM/C/CPU.html" office:target-frame-name="_blank" xlink:show="new"><text:span text:style-name="T2">CPU</text:span></text:a><text:span text:style-name="T2"> and forms the electrical interface and contact with the CPU.</text:span></text:p>
      <text:p text:style-name="P2"><text:span text:style-name="T1">b. Frame – </text:span><text:span text:style-name="T2">structure used to divide knowledge into substructures </text:span></text:p>
      <text:p text:style-name="P2"><text:span text:style-name="T1">c. DNS - </text:span><text:span text:style-name="T2">naming system for computers, services, or any resource connected to the internet/private network</text:span></text:p>
      <text:p text:style-name="P2"><text:span text:style-name="T1">d. Packet sniffing – </text:span><text:span text:style-name="T2">program or piece of hardware that can intercept and log traffic passing over a </text:span><text:span text:style-name="T1">digital </text:span><text:span text:style-name="T2">network.</text:span></text:p>
      <text:p text:style-name="P5"><text:span text:style-name="T1">e. HTTP – </text:span><text:span text:style-name="T2">Hypertext Transfer Protocol – application protocol for distributed, collaborative hypermedia information systems, foundation of data communication for the world wide web.</text:span></text:p>
      <text:p text:style-name="Text_20_body"><text:span text:style-name="T1">f. MIME types <text:s/>- </text:span><text:span text:style-name="T2">multi-purpose Internet Mail Extensions – form a standard way of classifying file types on the internet,so they can transfer files of the same type in the same way.</text:span></text:p>
      <text:p text:style-name="Text_20_body"/>
      <text:p text:style-name="P3">2. Why would more and more content on the WWW be dynamic rather than static? Briefly discuss the tradeoffs involved. </text:p>
      <text:p text:style-name="P2"><text:span text:style-name="T2"><text:tab/>Static – must republish when changes are made or viewers will not see updates</text:span></text:p>
      <text:p text:style-name="P2"><text:span text:style-name="T2"><text:tab/>Dynamic – you don’t have to immediately republish when updates are made for the viewer to see changes </text:span></text:p>
      <text:p text:style-name="P2"/>
      <text:p text:style-name="P3">3. What two things must an internet protocol do? </text:p>
      <text:p text:style-name="P2"><text:span text:style-name="T1"><text:tab/></text:span><text:span text:style-name="T3">Provide naming scheme – defines format for host addresses</text:span></text:p>
      <text:p text:style-name="P4"><text:tab/>Provide delivery mechanism – defines standard transfer unit (packet – consists of header &amp; payload )</text:p>
      <text:p text:style-name="P2"><text:s/></text:p>
      <text:p text:style-name="P3">4. Which would be a more appropriate choice, typically, for implementing a VOIP solution – UDP or TCP?</text:p>
      <text:p text:style-name="P2"><text:span text:style-name="T1"><text:tab/></text:span><text:span text:style-name="T3">Because we’re concerned more about keeping the stream of information going rather than the order it comes in UDP is better for voip. <text:s/>TCP guarantess delivery of data </text:span></text:p>
      <text:p text:style-name="P2"/>
      <text:p text:style-name="P2"><text:span text:style-name="T1">5. Why does designating a service as a socket pair (</text:span><text:span text:style-name="T4">IP_Address:Port_Number</text:span><text:span text:style-name="T1">) limit scalability and reliability? </text:span></text:p>
      <text:p text:style-name="P2"><text:tab/></text:p>
      <text:p text:style-name="P3">6. What would you expect to be the bottleneck for a web server primarily serving out lots of static HTML documents that “feels slow/sluggish:” (a) another CPU, (b) faster storage, or (c) a faster Internet connection?</text:p>
      <text:p text:style-name="P2"><text:tab/><text:span text:style-name="T3">CPU – because most of the time spent processing the html is done using the cpu ( parsing &amp; executing the html document)</text:span></text:p>
      <text:p text:style-name="P2"><text:tab/></text:p>
      <text:p text:style-name="P3">7. What would probably the most effective way to speed up a web server which does many random read-only lookups into a 3GB database, returning 1KB-2KB of HTML as the result for each lookup, assuming the Internet connection is nowhere near saturated? </text:p>
      <text:p text:style-name="P2"><text:tab/>Combine pages to make less lookups </text:p>
      <text:p text:style-name="P2"/>
      <text:p text:style-name="P3">8. Why would you want to make an I/O bound WWW server multithreaded on a single-core system? </text:p>
      <text:p text:style-name="P2"><text:s/><text:tab/><text:span text:style-name="T3">By making the serve multithreaded, you allow it do other tasks while its waiting on I/O to be processed.</text:span></text:p>
      <text:p text:style-name="P2"><text:s/></text:p>
      <text:p text:style-name="P3">9. Why is MAC-address-based authentication such a bad idea? </text:p>
      <text:p text:style-name="P2"><text:s/><text:tab/><text:span text:style-name="T3">MAC addressed too easy to spoof</text:span></text:p>
      <text:p text:style-name="P2"><text:s/></text:p>
      <text:p text:style-name="P1">10. How can a proxy located on the KSU campus accelerate web access to services provided by web sites like YouTube or Sports Illustrated? </text:p>
      <text:p text:style-name="Standard"><text:tab/><text:span text:style-name="T3">Proxy's typically retain information in their cache longer ( and hold more) than a normal web browser, resulting in dramatic performance increases for popular websi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 New" svg:font-family="'Courier New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y Gregoire</meta:initial-creator>
    <meta:creation-date>2012-11-08T17:36:36.87</meta:creation-date>
    <meta:document-statistic meta:table-count="0" meta:image-count="0" meta:object-count="0" meta:page-count="1" meta:paragraph-count="30" meta:word-count="479" meta:character-count="2880"/>
    <dc:date>2012-11-08T18:09:17.32</dc:date>
    <dc:creator>Andy Gregoire</dc:creator>
    <meta:editing-duration>PT17M9S</meta:editing-duration>
    <meta:editing-cycles>1</meta:editing-cycles>
    <meta:generator>OpenOffice.org/3.3$Win32 OpenOffice.org_project/330m20$Build-9567</meta:generator>
  </office:meta>
</office:document-meta>
</file>